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2a6099" fo:background-color="#dddddd" style:text-align-source="fix" style:repeat-content="false" fo:border-left="1.25pt solid #2a6099" fo:border-right="1.25pt solid #2a6099" fo:border-top="1.25pt solid #2a6099" style:vertical-align="middle"/>
      <style:paragraph-properties fo:text-align="center"/>
    </style:style>
    <style:style style:name="ce2" style:family="table-cell" style:parent-style-name="Default">
      <style:table-cell-properties fo:border-bottom="0.06pt solid #2a6099" fo:background-color="#dddddd" style:text-align-source="fix" style:repeat-content="false" fo:border-left="1.25pt solid #2a6099" fo:border-right="1.25pt solid #2a6099" fo:border-top="0.06pt solid #2a6099" style:vertical-align="middle"/>
      <style:paragraph-properties fo:text-align="center"/>
    </style:style>
    <style:style style:name="ce3" style:family="table-cell" style:parent-style-name="Default">
      <style:table-cell-properties fo:border-bottom="0.06pt solid #2a6099" fo:background-color="#ff972f" style:text-align-source="fix" style:repeat-content="false" fo:border-left="1.25pt solid #2a6099" fo:border-right="1.25pt solid #2a6099" fo:border-top="0.06pt solid #2a6099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2a6099" fo:background-color="#3faf46" style:text-align-source="fix" style:repeat-content="false" fo:border-left="1.25pt solid #2a6099" fo:border-right="1.25pt solid #2a6099" fo:border-top="0.06pt solid #2a6099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25pt solid #2a6099" fo:background-color="#dddddd" style:text-align-source="fix" style:repeat-content="false" fo:border-left="1.25pt solid #2a6099" fo:border-right="1.25pt solid #2a6099" fo:border-top="0.06pt solid #2a6099" style:vertical-align="middle"/>
      <style:paragraph-properties fo:text-align="center"/>
    </style:style>
    <style:style style:name="ce6" style:family="table-cell" style:parent-style-name="Default">
      <style:table-cell-properties fo:border-bottom="0.06pt solid #2a6099" fo:background-color="#dddddd" fo:border-left="0.06pt solid #2a6099" fo:border-right="0.06pt solid #2a6099" fo:border-top="1.25pt solid #2a6099"/>
    </style:style>
    <style:style style:name="ce7" style:family="table-cell" style:parent-style-name="Default">
      <style:table-cell-properties fo:background-color="#dddddd" fo:border="0.06pt solid #2a6099"/>
    </style:style>
    <style:style style:name="ce8" style:family="table-cell" style:parent-style-name="Default">
      <style:table-cell-properties fo:border-bottom="1.25pt solid #2a6099" fo:background-color="#dddddd" fo:border-left="0.06pt solid #2a6099" fo:border-right="0.06pt solid #2a6099" fo:border-top="0.06pt solid #2a6099"/>
    </style:style>
    <style:style style:name="ce9" style:family="table-cell" style:parent-style-name="Default">
      <style:table-cell-properties fo:border-bottom="0.06pt solid #2a6099" fo:background-color="#dddddd" fo:border-left="0.06pt solid #2a6099" fo:border-right="1.25pt solid #2a6099" fo:border-top="1.25pt solid #2a6099"/>
    </style:style>
    <style:style style:name="ce10" style:family="table-cell" style:parent-style-name="Default">
      <style:table-cell-properties fo:border-bottom="0.06pt solid #2a6099" fo:background-color="#dddddd" fo:border-left="0.06pt solid #2a6099" fo:border-right="1.25pt solid #2a6099" fo:border-top="0.06pt solid #2a6099"/>
    </style:style>
    <style:style style:name="ce11" style:family="table-cell" style:parent-style-name="Default">
      <style:table-cell-properties fo:border-bottom="1.25pt solid #2a6099" fo:background-color="#dddddd" fo:border-left="0.06pt solid #2a6099" fo:border-right="1.25pt solid #2a6099" fo:border-top="0.06pt solid #2a6099"/>
    </style:style>
    <style:style style:name="T1" style:family="text">
      <style:text-properties style:font-name="Liberation Sans" fo:font-size="10pt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2" style:family="text">
      <style:text-properties style:font-name="Liberation Sans" fo:font-size="10pt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name="Liberation Sans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name="Liberation Sans" fo:font-size="10pt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table:number-columns-spanned="11" table:number-rows-spanned="1"/>
          <table:covered-table-cell table:number-columns-repeated="9" table:style-name="ce6"/>
          <table:covered-table-cell table:style-name="ce9"/>
          <table:table-cell table:number-columns-repeated="7"/>
        </table:table-row>
        <table:table-row table:style-name="ro1">
          <table:table-cell/>
          <table:table-cell table:style-name="ce2" table:number-columns-spanned="11" table:number-rows-spanned="1"/>
          <table:covered-table-cell table:number-columns-repeated="9" table:style-name="ce7"/>
          <table:covered-table-cell table:style-name="ce10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<text:span text:style-name="T1">Read</text:span><text:span text:style-name="T2"> : Ligne supérieure</text:span></text:p>
          </table:table-cell>
          <table:covered-table-cell table:number-columns-repeated="9" table:style-name="ce7"/>
          <table:covered-table-cell table:style-name="ce10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<text:span text:style-name="T3">Read</text:span> : Thread courant (ligne courante)</text:p>
          </table:table-cell>
          <table:covered-table-cell table:number-columns-repeated="9" table:style-name="ce7"/>
          <table:covered-table-cell table:style-name="ce10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<text:span text:style-name="T4">Read</text:span><text:span text:style-name="T5"> : Ligne inférieure</text:span></text:p>
          </table:table-cell>
          <table:covered-table-cell table:number-columns-repeated="9" table:style-name="ce7"/>
          <table:covered-table-cell table:style-name="ce10"/>
          <table:table-cell table:number-columns-repeated="7"/>
        </table:table-row>
        <table:table-row table:style-name="ro1">
          <table:table-cell/>
          <table:table-cell table:style-name="ce2" table:number-columns-spanned="11" table:number-rows-spanned="1"/>
          <table:covered-table-cell table:number-columns-repeated="9" table:style-name="ce7"/>
          <table:covered-table-cell table:style-name="ce10"/>
          <table:table-cell table:number-columns-repeated="7"/>
        </table:table-row>
        <table:table-row table:style-name="ro1">
          <table:table-cell/>
          <table:table-cell table:style-name="ce2" table:number-columns-spanned="11" table:number-rows-spanned="1"/>
          <table:covered-table-cell table:number-columns-repeated="9" table:style-name="ce7"/>
          <table:covered-table-cell table:style-name="ce10"/>
          <table:table-cell table:number-columns-repeated="7"/>
        </table:table-row>
        <table:table-row table:style-name="ro1">
          <table:table-cell/>
          <table:table-cell table:style-name="ce2" table:number-columns-spanned="11" table:number-rows-spanned="1"/>
          <table:covered-table-cell table:number-columns-repeated="9" table:style-name="ce7"/>
          <table:covered-table-cell table:style-name="ce10"/>
          <table:table-cell table:number-columns-repeated="7"/>
        </table:table-row>
        <table:table-row table:style-name="ro1">
          <table:table-cell/>
          <table:table-cell table:style-name="ce2" table:number-columns-spanned="11" table:number-rows-spanned="1"/>
          <table:covered-table-cell table:number-columns-repeated="9" table:style-name="ce7"/>
          <table:covered-table-cell table:style-name="ce10"/>
          <table:table-cell table:number-columns-repeated="7"/>
        </table:table-row>
        <table:table-row table:style-name="ro1">
          <table:table-cell/>
          <table:table-cell table:style-name="ce5" table:number-columns-spanned="11" table:number-rows-spanned="1"/>
          <table:covered-table-cell table:number-columns-repeated="9" table:style-name="ce8"/>
          <table:covered-table-cell table:style-name="ce11"/>
          <table:table-cell table:number-columns-repeated="7"/>
        </table:table-row>
        <table:table-row table:style-name="ro1" table:number-rows-repeated="3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20:39:47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4-29T20:45:49.266000000</dc:date>
    <meta:editing-duration>PT6M1S</meta:editing-duration>
    <meta:editing-cycles>1</meta:editing-cycles>
    <meta:document-statistic meta:table-count="1" meta:cell-count="3" meta:object-count="0"/>
  </office:meta>
</office:document-meta>
</file>